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ize="32pt" fo:font-style="normal" style:font-size-asian="44pt" style:font-style-asian="normal" style:font-size-complex="44pt" style:font-style-complex="normal"/>
    </style:style>
    <style:style style:name="T29" style:family="text">
      <style:text-properties fo:font-size="26pt" fo:font-style="italic" style:font-size-asian="36pt" style:font-style-asian="italic" style:font-size-complex="36pt" style:font-style-complex="italic"/>
    </style:style>
    <style:style style:name="T30" style:family="text">
      <style:text-properties style:text-position="-33% 58%" fo:font-size="26pt" fo:font-style="italic" style:font-size-asian="36pt" style:font-style-asian="italic" style:font-size-complex="36pt" style:font-style-complex="italic"/>
    </style:style>
    <style:style style:name="T31" style:family="text">
      <style:text-properties fo:font-size="26pt" fo:font-style="italic" fo:font-weight="bold" style:font-size-asian="36pt" style:font-style-asian="italic" style:font-weight-asian="bold" style:font-size-complex="36pt" style:font-style-complex="italic" style:font-weight-complex="bold"/>
    </style:style>
    <style:style style:name="T32"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1"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 text:style-name="P7"><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19" xlink:type="simple" xlink:show="embed" xlink:actuate="onLoad"/>
        </draw:frame>
        <draw:frame draw:style-name="gr2" draw:text-style-name="P3" draw:layer="layout" svg:width="14.941cm" svg:height="6.66cm" svg:x="6.529cm" svg:y="13.669cm">
          <text:p/>
          <draw:object xlink:href="../Gruppengeschwindigkeit%20verbessert.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8">,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9">&lt;F&gt;</text:span><text:span text:style-name="T30">t</text:span><text:span text:style-name="T2"> der Observablen </text:span><text:span text:style-name="T29">F(</text:span><text:span text:style-name="T31">r</text:span><text:span text:style-name="T29">, </text:span><text:span text:style-name="T31">p</text:span><text:span text:style-name="T29">)</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2">1</text:span><text:span text:style-name="T15">, . . . , q</text:span><text:span text:style-name="T32">s</text:span><text:span text:style-name="T15">, p</text:span><text:span text:style-name="T32">1</text:span><text:span text:style-name="T15">, . . . , p</text:span><text:span text:style-name="T32">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7-14T22:59:31.239000000</dc:date>
    <meta:document-statistic meta:object-count="334"/>
  </office:meta>
</office:document-meta>
</file>